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draw:stroke-linejoin="miter" draw:fill="solid" draw:fill-color="#ed7d31" draw:textarea-vertical-align="middle" draw:auto-grow-height="false" fo:padding-top="0.125cm" fo:padding-bottom="0.125cm" fo:padding-left="0.25cm" fo:padding-right="0.25cm" fo:wrap-option="no-wrap"/>
    </style:style>
    <style:style style:name="gr2" style:family="graphic" style:parent-style-name="standard" style:list-style-name="L1">
      <style:graphic-properties draw:stroke="solid" svg:stroke-width="0.026cm" svg:stroke-color="#000000" draw:stroke-linejoin="miter" draw:fill="solid" draw:fill-color="#ccffff" draw:textarea-vertical-align="middle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106cm" svg:stroke-color="#5b9bd5" draw:marker-end="msArrowOpenEnd_20_5" draw:marker-end-width="0.477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solid" svg:stroke-width="0.026cm" svg:stroke-color="#000000" draw:stroke-linejoin="miter" draw:fill="solid" draw:fill-color="#ed7d31" draw:textarea-vertical-align="middle" draw:auto-grow-height="false" fo:padding-top="0.125cm" fo:padding-bottom="0.125cm" fo:padding-left="0.25cm" fo:padding-right="0.25cm" fo:wrap-option="no-wrap"/>
    </style:style>
    <style:style style:name="gr5" style:family="graphic" style:parent-style-name="standard" style:list-style-name="L1">
      <style:graphic-properties draw:stroke="solid" svg:stroke-width="0.026cm" svg:stroke-color="#000000" draw:stroke-linejoin="miter" draw:fill="solid" draw:fill-color="#ccffff" draw:textarea-vertical-align="middle" draw:auto-grow-height="false" fo:padding-top="0.125cm" fo:padding-bottom="0.125cm" fo:padding-left="0.25cm" fo:padding-right="0.25cm" fo:wrap-option="no-wrap"/>
    </style:style>
    <style:style style:name="gr6" style:family="graphic" style:parent-style-name="standard" style:list-style-name="L1">
      <style:graphic-properties draw:stroke="solid" svg:stroke-width="0.026cm" svg:stroke-color="#000000" draw:stroke-linejoin="miter" draw:fill="solid" draw:fill-color="#ed7d31" draw:textarea-vertical-align="middle" draw:auto-grow-height="false" fo:padding-top="0.125cm" fo:padding-bottom="0.125cm" fo:padding-left="0.25cm" fo:padding-right="0.25cm" fo:wrap-option="no-wrap"/>
    </style:style>
    <style:style style:name="gr7" style:family="graphic" style:parent-style-name="standard" style:list-style-name="L1">
      <style:graphic-properties draw:stroke="solid" svg:stroke-width="0.026cm" svg:stroke-color="#000000" draw:stroke-linejoin="miter" draw:fill="solid" draw:fill-color="#ccffff" draw:textarea-vertical-align="middle" draw:auto-grow-height="false" fo:padding-top="0.125cm" fo:padding-bottom="0.125cm" fo:padding-left="0.25cm" fo:padding-right="0.25cm" fo:wrap-option="no-wrap"/>
    </style:style>
    <style:style style:name="gr8" style:family="graphic" style:parent-style-name="standard" style:list-style-name="L1">
      <style:graphic-properties draw:stroke="none" svg:stroke-width="0.026cm" draw:stroke-linejoin="miter" draw:fill="none" draw:textarea-vertical-align="top" draw:auto-grow-height="true" fo:min-height="0.678cm" fo:min-width="1.858cm" fo:padding-top="0.125cm" fo:padding-bottom="0.125cm" fo:padding-left="0.25cm" fo:padding-right="0.25cm" fo:wrap-option="no-wrap"/>
    </style:style>
    <style:style style:name="gr9" style:family="graphic" style:parent-style-name="standard" style:list-style-name="L1">
      <style:graphic-properties draw:stroke="none" svg:stroke-width="0.026cm" draw:stroke-linejoin="miter" draw:fill="none" draw:textarea-vertical-align="top" draw:auto-grow-height="true" fo:min-height="1.354cm" fo:min-width="2.84cm" fo:padding-top="0.125cm" fo:padding-bottom="0.125cm" fo:padding-left="0.25cm" fo:padding-right="0.25cm" fo:wrap-option="no-wrap"/>
    </style:style>
    <style:style style:name="gr10" style:family="graphic" style:parent-style-name="standard" style:list-style-name="L1">
      <style:graphic-properties draw:stroke="solid" svg:stroke-width="0.035cm" svg:stroke-color="#055cdd" draw:stroke-linejoin="round" draw:fill="solid" draw:fill-color="#fdf5d5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none" svg:stroke-width="0.026cm" draw:stroke-linejoin="miter" draw:fill="none" draw:textarea-vertical-align="top" draw:auto-grow-height="true" fo:min-height="1.354cm" fo:min-width="3.611cm" fo:padding-top="0.125cm" fo:padding-bottom="0.125cm" fo:padding-left="0.25cm" fo:padding-right="0.25cm" fo:wrap-option="no-wrap"/>
    </style:style>
    <style:style style:name="gr12" style:family="graphic" style:parent-style-name="standard" style:list-style-name="L1">
      <style:graphic-properties draw:stroke="solid" svg:stroke-width="0.035cm" svg:stroke-color="#055cdd" draw:stroke-linejoin="round" draw:fill="solid" draw:fill-color="#fdf5d5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solid" svg:stroke-width="0.035cm" svg:stroke-color="#055cdd" draw:stroke-linejoin="round" draw:fill="solid" draw:fill-color="#fdf5d5" draw:textarea-vertical-align="middle" draw:auto-grow-height="false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solid" svg:stroke-width="0.035cm" svg:stroke-color="#055cdd" draw:stroke-linejoin="round" draw:fill="solid" draw:fill-color="#fdf5d5" draw:textarea-vertical-align="middle" draw:auto-grow-height="false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T1" style:family="text">
      <style:text-properties fo:color="#000000" style:text-line-through-style="none" fo:font-family="Tahom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000000" style:text-line-through-style="none" fo:font-family="'Century Schoolbook'" style:font-family-generic="roman" style:font-pitch="variable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name="Rectangle 3" draw:style-name="gr1" draw:text-style-name="P2" draw:layer="layout" svg:width="3.386cm" svg:height="2.274cm" svg:x="1.385cm" svg:y="0.056cm">
            <text:p text:style-name="P1"><text:span text:style-name="T1">Brows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" draw:text-style-name="P2" draw:layer="layout" svg:width="3.386cm" svg:height="2.327cm" svg:x="1.385cm" svg:y="6.406cm">
            <text:p text:style-name="P1"><text:span text:style-name="T1">Serv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8" draw:style-name="gr3" draw:text-style-name="P3" draw:layer="layout" svg:width="4.074cm" svg:height="0.008cm" draw:transform="rotate (-1.5707963267949) translate (3.083cm 2.33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Rectangle 3" draw:style-name="gr4" draw:text-style-name="P2" draw:layer="layout" svg:width="3.386cm" svg:height="2.274cm" svg:x="8.582cm" svg:y="0.056cm">
            <text:p text:style-name="P1"><text:span text:style-name="T1">Brows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5" draw:text-style-name="P2" draw:layer="layout" svg:width="3.386cm" svg:height="2.327cm" svg:x="8.582cm" svg:y="6.406cm">
            <text:p text:style-name="P1"><text:span text:style-name="T1">Serv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51" draw:style-name="gr3" draw:text-style-name="P3" draw:layer="layout" svg:width="4.074cm" svg:height="0.008cm" draw:transform="rotate (-1.5707963267949) translate (10.279cm 2.336cm)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Rectangle 3" draw:style-name="gr6" draw:text-style-name="P2" draw:layer="layout" svg:width="3.386cm" svg:height="2.274cm" svg:x="15.99cm" svg:y="0.056cm">
            <text:p text:style-name="P1"><text:span text:style-name="T1">Brows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7" draw:text-style-name="P2" draw:layer="layout" svg:width="3.386cm" svg:height="2.327cm" svg:x="15.99cm" svg:y="6.406cm">
            <text:p text:style-name="P1"><text:span text:style-name="T1">Serv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56" draw:style-name="gr3" draw:text-style-name="P3" draw:layer="layout" svg:width="4.074cm" svg:height="0.008cm" draw:transform="rotate (-1.5707963267949) translate (17.688cm 2.33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57" draw:style-name="gr8" draw:text-style-name="P5" draw:layer="layout" svg:width="2.357cm" svg:height="0.927cm" svg:x="0.042cm" svg:y="3.443cm">
            <text:p text:style-name="P4"><text:span text:style-name="T2">Reque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8" draw:style-name="gr9" draw:text-style-name="P5" draw:layer="layout" svg:width="3.339cm" svg:height="1.603cm" svg:x="6.636cm" svg:y="3.443cm">
            <text:p text:style-name="P4"><text:span text:style-name="T2">Session ID:</text:span></text:p>
            <text:p text:style-name="P4"><text:span text:style-name="T2">123456789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lded Corner 59" draw:style-name="gr10" draw:text-style-name="P2" draw:layer="layout" svg:width="4.656cm" svg:height="2.539cm" svg:x="8.582cm" svg:y="9.369cm">
            <text:p text:style-name="P1"><text:span text:style-name="T3">Session Object</text:span></text:p>
            <text:p text:style-name="P1"><text:span text:style-name="T3">ID: 1234567890</text:span></text:p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TextBox 60" draw:style-name="gr11" draw:text-style-name="P5" draw:layer="layout" svg:width="4.11cm" svg:height="1.603cm" svg:x="18.335cm" svg:y="3.654cm">
            <text:p text:style-name="P4"><text:span text:style-name="T2">Request</text:span></text:p>
            <text:p text:style-name="P4"><text:span text:style-name="T2">ID: 123456789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lded Corner 62" draw:style-name="gr12" draw:text-style-name="P2" draw:layer="layout" svg:width="4.656cm" svg:height="2.539cm" svg:x="9.005cm" svg:y="9.793cm">
            <text:p text:style-name="P1"><text:span text:style-name="T3">Session Object</text:span></text:p>
            <text:p text:style-name="P1"><text:span text:style-name="T3">ID: 1234567890</text:span></text:p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Folded Corner 63" draw:style-name="gr13" draw:text-style-name="P2" draw:layer="layout" svg:width="4.656cm" svg:height="2.539cm" svg:x="15.99cm" svg:y="9.369cm">
            <text:p text:style-name="P1"><text:span text:style-name="T3">Session Object</text:span></text:p>
            <text:p text:style-name="P1"><text:span text:style-name="T3">ID: 1234567890</text:span></text:p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Folded Corner 64" draw:style-name="gr14" draw:text-style-name="P2" draw:layer="layout" svg:width="4.656cm" svg:height="2.539cm" svg:x="16.413cm" svg:y="9.793cm">
            <text:p text:style-name="P1"><text:span text:style-name="T3">Session Object</text:span></text:p>
            <text:p text:style-name="P1"><text:span text:style-name="T3">ID: 1234567890</text:span></text:p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4cm" fo:page-height="1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23T14:58:02.89</meta:creation-date>
    <dc:date>2018-11-23T15:02:23.82</dc:date>
    <meta:editing-duration>PT2M47S</meta:editing-duration>
    <meta:editing-cycles>2</meta:editing-cycles>
    <meta:generator>LibreOffice/3.6$Windows_x86 LibreOffice_project/da8c1e6-fd468f4-454e206-f42a4a9-143cfd</meta:generator>
    <meta:document-statistic meta:object-count="17"/>
  </office:meta>
</office:document-meta>
</file>